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ARAZONA ILLATOPA, LUCY GRACI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47646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ARAZONA ILLATOPA, MERY LU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81154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308016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11/2021</text:p>
          </table:table-cell>
          <table:table-cell table:style-name="Tabla2.A3" office:value-type="string">
            <text:p text:style-name="P22">490486</text:p>
          </table:table-cell>
          <table:table-cell table:style-name="Tabla2.D3" office:value-type="string">
            <text:p text:style-name="P23">52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7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1:08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